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CacheKeyInvocationContext.getKey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acheKeyInvocationContext.DefaultCacheKeyInvocationContext( AbstractJCacheKeyOperation &lt; A &gt; operation , Object target , Object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CacheKeyInvocationContext.getValue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